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704d" officeooo:paragraph-rsid="000b704d"/>
    </style:style>
    <style:style style:name="P2" style:family="paragraph" style:parent-style-name="Text_20_body">
      <style:text-properties officeooo:rsid="000cc2f2" officeooo:paragraph-rsid="000cc2f2"/>
    </style:style>
    <style:style style:name="P3" style:family="paragraph" style:parent-style-name="Text_20_body">
      <style:text-properties officeooo:rsid="000e0449" officeooo:paragraph-rsid="000e0449"/>
    </style:style>
    <style:style style:name="P4" style:family="paragraph" style:parent-style-name="Text_20_body">
      <style:text-properties officeooo:rsid="000f2c4b" officeooo:paragraph-rsid="000f2c4b"/>
    </style:style>
    <style:style style:name="P5" style:family="paragraph" style:parent-style-name="Text_20_body">
      <style:text-properties officeooo:rsid="00100018" officeooo:paragraph-rsid="00100018"/>
    </style:style>
    <style:style style:name="P6" style:family="paragraph" style:parent-style-name="Text_20_body">
      <style:text-properties officeooo:rsid="00126d49" officeooo:paragraph-rsid="00126d49"/>
    </style:style>
    <style:style style:name="P7" style:family="paragraph" style:parent-style-name="Text_20_body">
      <style:text-properties fo:font-weight="bold" officeooo:rsid="00126d49" officeooo:paragraph-rsid="00126d49" style:font-weight-asian="bold" style:font-weight-complex="bold"/>
    </style:style>
    <style:style style:name="P8" style:family="paragraph" style:parent-style-name="Text_20_body">
      <style:text-properties fo:font-weight="bold" officeooo:rsid="001f4d7b" officeooo:paragraph-rsid="001f8499" style:font-weight-asian="bold" style:font-weight-complex="bold"/>
    </style:style>
    <style:style style:name="P9" style:family="paragraph" style:parent-style-name="Text_20_body">
      <style:text-properties fo:font-weight="bold" officeooo:rsid="00201468" officeooo:paragraph-rsid="00201468" style:font-weight-asian="bold" style:font-weight-complex="bold"/>
    </style:style>
    <style:style style:name="P10" style:family="paragraph" style:parent-style-name="Text_20_body">
      <style:text-properties fo:font-weight="bold" officeooo:rsid="004c68b4" officeooo:paragraph-rsid="004c68b4" style:font-weight-asian="bold" style:font-weight-complex="bold"/>
    </style:style>
    <style:style style:name="P11" style:family="paragraph" style:parent-style-name="Text_20_body">
      <style:text-properties fo:font-weight="bold" officeooo:rsid="0029bc8e" officeooo:paragraph-rsid="0029bc8e" style:font-weight-asian="bold" style:font-weight-complex="bold"/>
    </style:style>
    <style:style style:name="P12" style:family="paragraph" style:parent-style-name="Text_20_body">
      <style:text-properties fo:font-weight="bold" officeooo:rsid="004c3910" officeooo:paragraph-rsid="004c3910" style:font-weight-asian="bold" style:font-weight-complex="bold"/>
    </style:style>
    <style:style style:name="P13" style:family="paragraph" style:parent-style-name="Text_20_body">
      <style:text-properties fo:font-style="normal" officeooo:rsid="001351bb" officeooo:paragraph-rsid="001351bb" style:font-style-asian="normal" style:font-style-complex="normal"/>
    </style:style>
    <style:style style:name="P14" style:family="paragraph" style:parent-style-name="Text_20_body">
      <style:text-properties fo:font-style="normal" officeooo:rsid="001493b7" officeooo:paragraph-rsid="001493b7" style:font-style-asian="normal" style:font-style-complex="normal"/>
    </style:style>
    <style:style style:name="P15" style:family="paragraph" style:parent-style-name="Text_20_body">
      <style:text-properties fo:font-style="normal" officeooo:rsid="00126d49" officeooo:paragraph-rsid="00126d49" style:font-style-asian="normal" style:font-style-complex="normal"/>
    </style:style>
    <style:style style:name="P16" style:family="paragraph" style:parent-style-name="Text_20_body">
      <style:text-properties fo:font-style="normal" officeooo:rsid="003194fc" officeooo:paragraph-rsid="003194fc" style:font-style-asian="normal" style:font-style-complex="normal"/>
    </style:style>
    <style:style style:name="P17" style:family="paragraph" style:parent-style-name="Text_20_body">
      <style:text-properties fo:font-style="normal" officeooo:rsid="00330da1" officeooo:paragraph-rsid="00330da1" style:font-style-asian="normal" style:font-style-complex="normal"/>
    </style:style>
    <style:style style:name="P18" style:family="paragraph" style:parent-style-name="Text_20_body">
      <style:text-properties fo:font-style="normal" officeooo:rsid="0038c130" officeooo:paragraph-rsid="0038c130" style:font-style-asian="normal" style:font-style-complex="normal"/>
    </style:style>
    <style:style style:name="P19" style:family="paragraph" style:parent-style-name="Text_20_body">
      <style:text-properties fo:font-style="normal" fo:font-weight="normal" officeooo:rsid="001b2d5e" officeooo:paragraph-rsid="001b2d5e" style:font-style-asian="normal" style:font-weight-asian="normal" style:font-style-complex="normal" style:font-weight-complex="normal"/>
    </style:style>
    <style:style style:name="P20" style:family="paragraph" style:parent-style-name="Text_20_body">
      <style:text-properties fo:font-style="normal" fo:font-weight="normal" officeooo:rsid="0038c130" officeooo:paragraph-rsid="0038c130" style:font-style-asian="normal" style:font-weight-asian="normal" style:font-style-complex="normal" style:font-weight-complex="normal"/>
    </style:style>
    <style:style style:name="P21" style:family="paragraph" style:parent-style-name="Text_20_body">
      <style:text-properties fo:font-style="normal" fo:font-weight="normal" officeooo:rsid="003669e3" officeooo:paragraph-rsid="0038c130" style:font-style-asian="normal" style:font-weight-asian="normal" style:font-style-complex="normal" style:font-weight-complex="normal"/>
    </style:style>
    <style:style style:name="P22" style:family="paragraph" style:parent-style-name="Text_20_body">
      <style:text-properties officeooo:rsid="0015a666" officeooo:paragraph-rsid="0015a666"/>
    </style:style>
    <style:style style:name="P23" style:family="paragraph" style:parent-style-name="Text_20_body">
      <style:text-properties officeooo:rsid="001778cf" officeooo:paragraph-rsid="001778cf"/>
    </style:style>
    <style:style style:name="P24" style:family="paragraph" style:parent-style-name="Text_20_body">
      <style:text-properties officeooo:rsid="00187306" officeooo:paragraph-rsid="00187306"/>
    </style:style>
    <style:style style:name="P25" style:family="paragraph" style:parent-style-name="Text_20_body">
      <style:text-properties officeooo:rsid="0018c6c0" officeooo:paragraph-rsid="0019e750"/>
    </style:style>
    <style:style style:name="P26" style:family="paragraph" style:parent-style-name="Text_20_body">
      <style:text-properties officeooo:rsid="0019e750" officeooo:paragraph-rsid="001b2d5e"/>
    </style:style>
    <style:style style:name="P27" style:family="paragraph" style:parent-style-name="Text_20_body">
      <style:text-properties officeooo:rsid="001b2d5e" officeooo:paragraph-rsid="001b5b0d"/>
    </style:style>
    <style:style style:name="P28" style:family="paragraph" style:parent-style-name="Text_20_body">
      <style:text-properties officeooo:rsid="001dcfdc" officeooo:paragraph-rsid="001dcfdc"/>
    </style:style>
    <style:style style:name="P29" style:family="paragraph" style:parent-style-name="Text_20_body">
      <style:text-properties officeooo:rsid="001f4d7b" officeooo:paragraph-rsid="001f51bf"/>
    </style:style>
    <style:style style:name="P30" style:family="paragraph" style:parent-style-name="Text_20_body">
      <style:text-properties officeooo:rsid="001f8499" officeooo:paragraph-rsid="001f8499"/>
    </style:style>
    <style:style style:name="P31" style:family="paragraph" style:parent-style-name="Text_20_body">
      <style:text-properties officeooo:rsid="00201468" officeooo:paragraph-rsid="00201468"/>
    </style:style>
    <style:style style:name="P32" style:family="paragraph" style:parent-style-name="Text_20_body">
      <style:text-properties officeooo:rsid="0025ffc9" officeooo:paragraph-rsid="0025ffc9"/>
    </style:style>
    <style:style style:name="P33" style:family="paragraph" style:parent-style-name="Text_20_body">
      <style:text-properties officeooo:rsid="00278888" officeooo:paragraph-rsid="00278888"/>
    </style:style>
    <style:style style:name="P34" style:family="paragraph" style:parent-style-name="Text_20_body">
      <style:text-properties officeooo:rsid="002894ea" officeooo:paragraph-rsid="002894ea"/>
    </style:style>
    <style:style style:name="P35" style:family="paragraph" style:parent-style-name="Text_20_body">
      <style:text-properties officeooo:rsid="0029bc8e" officeooo:paragraph-rsid="0029bc8e"/>
    </style:style>
    <style:style style:name="P36" style:family="paragraph" style:parent-style-name="Text_20_body">
      <style:text-properties officeooo:rsid="002a1f68" officeooo:paragraph-rsid="002a1f68"/>
    </style:style>
    <style:style style:name="P37" style:family="paragraph" style:parent-style-name="Text_20_body">
      <style:text-properties officeooo:rsid="002b7498" officeooo:paragraph-rsid="002b7498"/>
    </style:style>
    <style:style style:name="P38" style:family="paragraph" style:parent-style-name="Text_20_body">
      <style:text-properties officeooo:rsid="002c644c" officeooo:paragraph-rsid="002c644c"/>
    </style:style>
    <style:style style:name="P39" style:family="paragraph" style:parent-style-name="Text_20_body">
      <style:text-properties officeooo:rsid="002c644c" officeooo:paragraph-rsid="002fc54f"/>
    </style:style>
    <style:style style:name="P40" style:family="paragraph" style:parent-style-name="Text_20_body">
      <style:text-properties officeooo:rsid="002fc54f" officeooo:paragraph-rsid="002fc54f"/>
    </style:style>
    <style:style style:name="P41" style:family="paragraph" style:parent-style-name="Text_20_body">
      <style:text-properties officeooo:rsid="003194fc" officeooo:paragraph-rsid="003194fc"/>
    </style:style>
    <style:style style:name="P42" style:family="paragraph" style:parent-style-name="Text_20_body">
      <style:text-properties officeooo:rsid="00345bf8" officeooo:paragraph-rsid="00345bf8"/>
    </style:style>
    <style:style style:name="P43" style:family="paragraph" style:parent-style-name="Text_20_body">
      <style:text-properties officeooo:rsid="003669e3" officeooo:paragraph-rsid="003669e3"/>
    </style:style>
    <style:style style:name="P44" style:family="paragraph" style:parent-style-name="Text_20_body">
      <style:text-properties fo:font-style="italic" officeooo:rsid="003850de" officeooo:paragraph-rsid="003850de" style:font-style-asian="italic" style:font-style-complex="italic"/>
    </style:style>
    <style:style style:name="P45" style:family="paragraph" style:parent-style-name="Text_20_body">
      <style:text-properties fo:font-style="italic" officeooo:rsid="0038c130" officeooo:paragraph-rsid="0038c130" style:font-style-asian="italic" style:font-style-complex="italic"/>
    </style:style>
    <style:style style:name="P46" style:family="paragraph" style:parent-style-name="Text_20_body">
      <style:text-properties officeooo:rsid="00368079" officeooo:paragraph-rsid="00368079"/>
    </style:style>
    <style:style style:name="P47" style:family="paragraph" style:parent-style-name="Text_20_body">
      <style:text-properties officeooo:rsid="0037808f" officeooo:paragraph-rsid="0037808f"/>
    </style:style>
    <style:style style:name="P48" style:family="paragraph" style:parent-style-name="Text_20_body">
      <style:text-properties officeooo:rsid="003850de" officeooo:paragraph-rsid="003850de"/>
    </style:style>
    <style:style style:name="P49" style:family="paragraph" style:parent-style-name="Text_20_body">
      <style:text-properties officeooo:rsid="0038c130" officeooo:paragraph-rsid="0038c130"/>
    </style:style>
    <style:style style:name="P50" style:family="paragraph" style:parent-style-name="Text_20_body">
      <style:text-properties officeooo:rsid="0041d7fd" officeooo:paragraph-rsid="0041d7fd"/>
    </style:style>
    <style:style style:name="P51" style:family="paragraph" style:parent-style-name="Text_20_body">
      <style:text-properties officeooo:rsid="004303e2" officeooo:paragraph-rsid="004303e2"/>
    </style:style>
    <style:style style:name="P52" style:family="paragraph" style:parent-style-name="Text_20_body">
      <style:text-properties officeooo:rsid="0044cdc6" officeooo:paragraph-rsid="0044cdc6"/>
    </style:style>
    <style:style style:name="P53" style:family="paragraph" style:parent-style-name="Text_20_body">
      <style:text-properties officeooo:rsid="0044cdc6" officeooo:paragraph-rsid="004c3910"/>
    </style:style>
    <style:style style:name="P54" style:family="paragraph" style:parent-style-name="Text_20_body">
      <style:text-properties officeooo:rsid="004f1660" officeooo:paragraph-rsid="004f1660"/>
    </style:style>
    <style:style style:name="P55" style:family="paragraph" style:parent-style-name="Text_20_body">
      <style:text-properties officeooo:rsid="004f513e" officeooo:paragraph-rsid="004f513e"/>
    </style:style>
    <style:style style:name="P56" style:family="paragraph" style:parent-style-name="Text_20_body">
      <style:text-properties fo:font-weight="normal" officeooo:rsid="00187306" officeooo:paragraph-rsid="00187306" style:font-weight-asian="normal" style:font-weight-complex="normal"/>
    </style:style>
    <style:style style:name="P57" style:family="paragraph" style:parent-style-name="Text_20_body">
      <style:text-properties fo:font-weight="normal" officeooo:rsid="0019e750" officeooo:paragraph-rsid="0019e750" style:font-weight-asian="normal" style:font-weight-complex="normal"/>
    </style:style>
    <style:style style:name="P58" style:family="paragraph" style:parent-style-name="Text_20_body">
      <style:text-properties fo:font-weight="normal" officeooo:rsid="001dcfdc" officeooo:paragraph-rsid="001dcfdc" style:font-weight-asian="normal" style:font-weight-complex="normal"/>
    </style:style>
    <style:style style:name="P59" style:family="paragraph" style:parent-style-name="Text_20_body">
      <style:text-properties fo:font-weight="normal" officeooo:rsid="001f4d7b" officeooo:paragraph-rsid="001f4d7b" style:font-weight-asian="normal" style:font-weight-complex="normal"/>
    </style:style>
    <style:style style:name="P60" style:family="paragraph" style:parent-style-name="Title">
      <style:text-properties officeooo:rsid="000b704d" officeooo:paragraph-rsid="000b704d"/>
    </style:style>
    <style:style style:name="P61" style:family="paragraph" style:parent-style-name="Heading_20_1">
      <style:text-properties officeooo:rsid="000e0449" officeooo:paragraph-rsid="000e0449"/>
    </style:style>
    <style:style style:name="P62" style:family="paragraph" style:parent-style-name="Heading_20_1" style:list-style-name=""/>
    <style:style style:name="P63" style:family="paragraph" style:parent-style-name="Heading_20_1" style:list-style-name="">
      <style:text-properties officeooo:rsid="0016f487" officeooo:paragraph-rsid="0016f487"/>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16f487" officeooo:paragraph-rsid="0016f487"/>
    </style:style>
    <style:style style:name="P66" style:family="paragraph" style:parent-style-name="Heading_20_1">
      <style:paragraph-properties fo:break-before="page"/>
      <style:text-properties officeooo:rsid="0021ec55" officeooo:paragraph-rsid="0021ec55"/>
    </style:style>
    <style:style style:name="P67" style:family="paragraph" style:parent-style-name="Heading_20_2">
      <style:text-properties officeooo:rsid="000e0449" officeooo:paragraph-rsid="000e0449"/>
    </style:style>
    <style:style style:name="P68" style:family="paragraph" style:parent-style-name="Heading_20_2">
      <style:text-properties officeooo:rsid="00126d49" officeooo:paragraph-rsid="00126d49"/>
    </style:style>
    <style:style style:name="P69" style:family="paragraph" style:parent-style-name="Heading_20_2">
      <style:text-properties officeooo:rsid="0015a666" officeooo:paragraph-rsid="0015a666"/>
    </style:style>
    <style:style style:name="P70" style:family="paragraph" style:parent-style-name="Heading_20_2">
      <style:text-properties officeooo:rsid="0019e750" officeooo:paragraph-rsid="0019e750"/>
    </style:style>
    <style:style style:name="P71" style:family="paragraph" style:parent-style-name="Heading_20_2">
      <style:text-properties style:font-name="Liberation Sans" fo:font-size="16.1000003814697pt" fo:font-weight="bold" officeooo:rsid="0029bc8e" officeooo:paragraph-rsid="0029bc8e" style:font-name-asian="Noto Sans CJK SC" style:font-size-asian="16.1000003814697pt" style:font-weight-asian="bold" style:font-name-complex="Lohit Devanagari" style:font-size-complex="16.1000003814697pt" style:font-weight-complex="bold"/>
    </style:style>
    <style:style style:name="P72" style:family="paragraph" style:parent-style-name="Heading_20_2">
      <style:text-properties officeooo:rsid="002c644c" officeooo:paragraph-rsid="002c644c"/>
    </style:style>
    <style:style style:name="P73" style:family="paragraph" style:parent-style-name="Heading_20_2">
      <style:text-properties officeooo:rsid="003850de" officeooo:paragraph-rsid="003850de"/>
    </style:style>
    <style:style style:name="P74" style:family="paragraph" style:parent-style-name="Text_20_body" style:list-style-name="L1">
      <style:text-properties fo:font-style="normal" officeooo:rsid="00100018" officeooo:paragraph-rsid="000e0449" style:font-style-asian="normal" style:font-style-complex="normal"/>
    </style:style>
    <style:style style:name="P75" style:family="paragraph" style:parent-style-name="Text_20_body" style:list-style-name="L1">
      <style:text-properties fo:font-style="normal" officeooo:rsid="00100018" officeooo:paragraph-rsid="00100018" style:font-style-asian="normal" style:font-style-complex="normal"/>
    </style:style>
    <style:style style:name="P76" style:family="paragraph" style:parent-style-name="Text_20_body" style:list-style-name="L2">
      <style:text-properties fo:font-style="normal" officeooo:rsid="00126d49" officeooo:paragraph-rsid="00126d49" style:font-style-asian="normal" style:font-style-complex="normal"/>
    </style:style>
    <style:style style:name="P77" style:family="paragraph" style:parent-style-name="Text_20_body" style:list-style-name="L3">
      <style:text-properties officeooo:rsid="00187306" officeooo:paragraph-rsid="00187306"/>
    </style:style>
    <style:style style:name="P78" style:family="paragraph" style:parent-style-name="Text_20_body" style:list-style-name="L3">
      <style:text-properties fo:font-weight="normal" officeooo:rsid="00187306" officeooo:paragraph-rsid="00187306" style:font-weight-asian="normal" style:font-weight-complex="normal"/>
    </style:style>
    <style:style style:name="P79" style:family="paragraph" style:parent-style-name="Text_20_body" style:list-style-name="L4">
      <style:text-properties fo:font-weight="normal" officeooo:rsid="001dcfdc" officeooo:paragraph-rsid="001dcfdc" style:font-weight-asian="normal" style:font-weight-complex="normal"/>
    </style:style>
    <style:style style:name="P80" style:family="paragraph" style:parent-style-name="Text_20_body" style:list-style-name="L5">
      <style:text-properties fo:font-weight="normal" officeooo:rsid="001f4d7b" officeooo:paragraph-rsid="001f4d7b" style:font-weight-asian="normal" style:font-weight-complex="normal"/>
    </style:style>
    <style:style style:name="P81" style:family="paragraph" style:parent-style-name="Text_20_body" style:list-style-name="L5">
      <style:text-properties officeooo:rsid="001f4d7b" officeooo:paragraph-rsid="001f4d7b"/>
    </style:style>
    <style:style style:name="P82" style:family="paragraph" style:parent-style-name="Text_20_body" style:list-style-name="L6">
      <style:text-properties officeooo:rsid="00278888" officeooo:paragraph-rsid="00278888"/>
    </style:style>
    <style:style style:name="P83" style:family="paragraph" style:parent-style-name="Text_20_body" style:list-style-name="L7">
      <style:text-properties officeooo:rsid="002b7498" officeooo:paragraph-rsid="002b7498"/>
    </style:style>
    <style:style style:name="P84" style:family="paragraph" style:parent-style-name="Text_20_body" style:list-style-name="L8">
      <style:text-properties fo:font-style="italic" officeooo:rsid="003669e3" officeooo:paragraph-rsid="003669e3" style:font-style-asian="italic" style:font-style-complex="italic"/>
    </style:style>
    <style:style style:name="P85" style:family="paragraph" style:parent-style-name="Text_20_body" style:list-style-name="L8">
      <style:text-properties fo:font-style="italic" officeooo:rsid="003669e3" officeooo:paragraph-rsid="003850de" style:font-style-asian="italic" style:font-style-complex="italic"/>
    </style:style>
    <style:style style:name="P86" style:family="paragraph" style:parent-style-name="Text_20_body" style:list-style-name="L8">
      <style:text-properties fo:font-style="italic" officeooo:rsid="003669e3" officeooo:paragraph-rsid="0038c130" style:font-style-asian="italic" style:font-style-complex="italic"/>
    </style:style>
    <style:style style:name="P87" style:family="paragraph" style:parent-style-name="Text_20_body" style:list-style-name="L10">
      <style:text-properties fo:font-style="italic" officeooo:rsid="003669e3" officeooo:paragraph-rsid="0038c130" style:font-style-asian="italic" style:font-style-complex="italic"/>
    </style:style>
    <style:style style:name="P88" style:family="paragraph" style:parent-style-name="Text_20_body" style:list-style-name="L8">
      <style:text-properties fo:font-style="italic" officeooo:paragraph-rsid="003669e3" style:font-style-asian="italic" style:font-style-complex="italic"/>
    </style:style>
    <style:style style:name="P89" style:family="paragraph" style:parent-style-name="Text_20_body" style:list-style-name="L8">
      <style:text-properties fo:font-style="italic" officeooo:paragraph-rsid="003850de" style:font-style-asian="italic" style:font-style-complex="italic"/>
    </style:style>
    <style:style style:name="P90" style:family="paragraph" style:parent-style-name="Text_20_body" style:list-style-name="L8">
      <style:text-properties fo:font-style="italic" officeooo:paragraph-rsid="0038c130" style:font-style-asian="italic" style:font-style-complex="italic"/>
    </style:style>
    <style:style style:name="P91" style:family="paragraph" style:parent-style-name="Text_20_body" style:list-style-name="L8">
      <style:text-properties fo:font-style="italic" officeooo:rsid="003850de" officeooo:paragraph-rsid="003850de" style:font-style-asian="italic" style:font-style-complex="italic"/>
    </style:style>
    <style:style style:name="P92" style:family="paragraph" style:parent-style-name="Text_20_body" style:list-style-name="L8">
      <style:text-properties fo:font-style="italic" officeooo:rsid="003850de" officeooo:paragraph-rsid="0038c130" style:font-style-asian="italic" style:font-style-complex="italic"/>
    </style:style>
    <style:style style:name="P93" style:family="paragraph" style:parent-style-name="Text_20_body" style:list-style-name="L10">
      <style:text-properties fo:font-style="italic" officeooo:rsid="0038c130" officeooo:paragraph-rsid="0038c130" style:font-style-asian="italic" style:font-style-complex="italic"/>
    </style:style>
    <style:style style:name="P94" style:family="paragraph" style:parent-style-name="Text_20_body" style:list-style-name="L9">
      <style:text-properties officeooo:rsid="00368079" officeooo:paragraph-rsid="00368079"/>
    </style:style>
    <style:style style:name="P95" style:family="paragraph" style:parent-style-name="Text_20_body" style:list-style-name="L9">
      <style:text-properties officeooo:rsid="0037808f" officeooo:paragraph-rsid="0037808f"/>
    </style:style>
    <style:style style:name="P96" style:family="paragraph" style:parent-style-name="Text_20_body" style:list-style-name="L10"/>
    <style:style style:name="P97" style:family="paragraph" style:parent-style-name="Text_20_body" style:list-style-name="L10">
      <style:text-properties officeooo:paragraph-rsid="0038c130"/>
    </style:style>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text-properties officeooo:rsid="0041d7fd" officeooo:paragraph-rsid="0041d7fd"/>
    </style:style>
    <style:style style:name="P101" style:family="paragraph" style:parent-style-name="Text_20_body" style:list-style-name="L12">
      <style:text-properties officeooo:rsid="004303e2" officeooo:paragraph-rsid="004303e2"/>
    </style:style>
    <style:style style:name="P102" style:family="paragraph" style:parent-style-name="Text_20_body" style:list-style-name="L13">
      <style:text-properties officeooo:rsid="004f1660" officeooo:paragraph-rsid="004f1660"/>
    </style:style>
    <style:style style:name="T1" style:family="text">
      <style:text-properties fo:font-style="italic" style:font-style-asian="italic" style:font-style-complex="italic"/>
    </style:style>
    <style:style style:name="T2" style:family="text">
      <style:text-properties fo:font-style="italic" officeooo:rsid="00126d49" style:font-style-asian="italic" style:font-style-complex="italic"/>
    </style:style>
    <style:style style:name="T3" style:family="text">
      <style:text-properties fo:font-style="italic" officeooo:rsid="001778cf" style:font-style-asian="italic" style:font-style-complex="italic"/>
    </style:style>
    <style:style style:name="T4" style:family="text">
      <style:text-properties fo:font-style="italic" officeooo:rsid="0029bc8e" style:font-style-asian="italic" style:font-style-complex="italic"/>
    </style:style>
    <style:style style:name="T5" style:family="text">
      <style:text-properties fo:font-style="italic" officeooo:rsid="002fc54f" style:font-style-asian="italic" style:font-style-complex="italic"/>
    </style:style>
    <style:style style:name="T6" style:family="text">
      <style:text-properties fo:font-style="italic" officeooo:rsid="003669e3" style:font-style-asian="italic" style:font-style-complex="italic"/>
    </style:style>
    <style:style style:name="T7" style:family="text">
      <style:text-properties fo:font-style="italic" officeooo:rsid="0038c130"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b2d5e" style:font-style-asian="italic" style:font-weight-asian="normal" style:font-style-complex="italic" style:font-weight-complex="normal"/>
    </style:style>
    <style:style style:name="T10" style:family="text">
      <style:text-properties fo:font-style="italic" fo:font-weight="normal" officeooo:rsid="001b5b0d" style:font-style-asian="italic" style:font-weight-asian="normal" style:font-style-complex="italic" style:font-weight-complex="normal"/>
    </style:style>
    <style:style style:name="T11" style:family="text">
      <style:text-properties fo:font-style="italic" fo:font-weight="normal" officeooo:rsid="004cec61"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0f2c4b" style:font-style-asian="normal" style:font-style-complex="normal"/>
    </style:style>
    <style:style style:name="T14" style:family="text">
      <style:text-properties fo:font-style="normal" officeooo:rsid="00100018" style:font-style-asian="normal" style:font-style-complex="normal"/>
    </style:style>
    <style:style style:name="T15" style:family="text">
      <style:text-properties fo:font-style="normal" officeooo:rsid="00126d49" style:font-style-asian="normal" style:font-style-complex="normal"/>
    </style:style>
    <style:style style:name="T16" style:family="text">
      <style:text-properties fo:font-style="normal" officeooo:rsid="001493b7" style:font-style-asian="normal" style:font-style-complex="normal"/>
    </style:style>
    <style:style style:name="T17" style:family="text">
      <style:text-properties fo:font-style="normal" officeooo:rsid="002fc54f" style:font-style-asian="normal" style:font-style-complex="normal"/>
    </style:style>
    <style:style style:name="T18" style:family="text">
      <style:text-properties fo:font-style="normal" officeooo:rsid="003669e3"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669e3"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f4d7b" style:font-weight-asian="bold" style:font-weight-complex="bold"/>
    </style:style>
    <style:style style:name="T24" style:family="text">
      <style:text-properties officeooo:rsid="00117601"/>
    </style:style>
    <style:style style:name="T25" style:family="text">
      <style:text-properties fo:font-weight="normal" style:font-weight-asian="normal" style:font-weight-complex="normal"/>
    </style:style>
    <style:style style:name="T26" style:family="text">
      <style:text-properties fo:font-weight="normal" officeooo:rsid="001b2d5e" style:font-weight-asian="normal" style:font-weight-complex="normal"/>
    </style:style>
    <style:style style:name="T27" style:family="text">
      <style:text-properties fo:font-weight="normal" officeooo:rsid="001b305b" style:font-weight-asian="normal" style:font-weight-complex="normal"/>
    </style:style>
    <style:style style:name="T28" style:family="text">
      <style:text-properties fo:font-weight="normal" officeooo:rsid="001bbf23" style:font-weight-asian="normal" style:font-weight-complex="normal"/>
    </style:style>
    <style:style style:name="T29" style:family="text">
      <style:text-properties fo:font-weight="normal" officeooo:rsid="001d9258" style:font-weight-asian="normal" style:font-weight-complex="normal"/>
    </style:style>
    <style:style style:name="T30" style:family="text">
      <style:text-properties fo:font-weight="normal" officeooo:rsid="0029bc8e" style:font-weight-asian="normal" style:font-weight-complex="normal"/>
    </style:style>
    <style:style style:name="T31" style:family="text">
      <style:text-properties fo:font-weight="normal" officeooo:rsid="003669e3" style:font-weight-asian="normal" style:font-weight-complex="normal"/>
    </style:style>
    <style:style style:name="T32" style:family="text">
      <style:text-properties fo:font-weight="normal" officeooo:rsid="004cec61" style:font-weight-asian="normal" style:font-weight-complex="normal"/>
    </style:style>
    <style:style style:name="T33" style:family="text">
      <style:text-properties fo:font-weight="normal" officeooo:rsid="004da026" style:font-weight-asian="normal" style:font-weight-complex="normal"/>
    </style:style>
    <style:style style:name="T34" style:family="text">
      <style:text-properties officeooo:rsid="001778cf"/>
    </style:style>
    <style:style style:name="T35" style:family="text">
      <style:text-properties style:font-name="Liberation Sans" fo:font-size="18.2000007629395pt" fo:font-weight="bold" officeooo:rsid="002311c1" style:font-name-asian="Noto Sans CJK SC" style:font-size-asian="18.2000007629395pt" style:font-weight-asian="bold" style:font-name-complex="Lohit Devanagari" style:font-size-complex="18.2000007629395pt" style:font-weight-complex="bold"/>
    </style:style>
    <style:style style:name="T36" style:family="text">
      <style:text-properties officeooo:rsid="001f4d7b"/>
    </style:style>
    <style:style style:name="T37" style:family="text">
      <style:text-properties officeooo:rsid="001f524d"/>
    </style:style>
    <style:style style:name="T38" style:family="text">
      <style:text-properties officeooo:rsid="0021ec55"/>
    </style:style>
    <style:style style:name="T39" style:family="text">
      <style:text-properties officeooo:rsid="002417b4"/>
    </style:style>
    <style:style style:name="T40" style:family="text">
      <style:text-properties officeooo:rsid="0028694b"/>
    </style:style>
    <style:style style:name="T41" style:family="text">
      <style:text-properties officeooo:rsid="0029bc8e"/>
    </style:style>
    <style:style style:name="T42" style:family="text">
      <style:text-properties officeooo:rsid="002e38d7"/>
    </style:style>
    <style:style style:name="T43" style:family="text">
      <style:text-properties officeooo:rsid="003194fc"/>
    </style:style>
    <style:style style:name="T44" style:family="text">
      <style:text-properties officeooo:rsid="00349183"/>
    </style:style>
    <style:style style:name="T45" style:family="text">
      <style:text-properties officeooo:rsid="003669e3"/>
    </style:style>
    <style:style style:name="T46" style:family="text">
      <style:text-properties officeooo:rsid="003850de"/>
    </style:style>
    <style:style style:name="T47" style:family="text">
      <style:text-properties officeooo:rsid="003ee19f"/>
    </style:style>
    <style:style style:name="T48" style:family="text">
      <style:text-properties officeooo:rsid="003ef732"/>
    </style:style>
    <style:style style:name="T49" style:family="text">
      <style:text-properties officeooo:rsid="0040bd30"/>
    </style:style>
    <style:style style:name="T50" style:family="text">
      <style:text-properties officeooo:rsid="00437d54"/>
    </style:style>
    <style:style style:name="T51" style:family="text">
      <style:text-properties officeooo:rsid="0045d74a"/>
    </style:style>
    <style:style style:name="T52" style:family="text">
      <style:text-properties officeooo:rsid="004799ec"/>
    </style:style>
    <style:style style:name="T53" style:family="text">
      <style:text-properties officeooo:rsid="004c3910"/>
    </style:style>
    <style:style style:name="T54" style:family="text">
      <style:text-properties officeooo:rsid="004c68b4"/>
    </style:style>
    <style:style style:name="T55" style:family="text">
      <style:text-properties officeooo:rsid="004da026"/>
    </style:style>
    <style:style style:name="T56" style:family="text">
      <style:text-properties officeooo:rsid="004f513e"/>
    </style:style>
    <style:style style:name="T57" style:family="text">
      <style:text-properties officeooo:rsid="0051a622"/>
    </style:style>
    <style:style style:name="T58" style:family="text">
      <style:text-properties officeooo:rsid="00560b67"/>
    </style:style>
    <style:style style:name="T59" style:family="text">
      <style:text-properties officeooo:rsid="00564a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Horizontal scaling discussion for „Alarm digest” project</text:p>
      <text:p text:style-name="P1"/>
      <text:p text:style-name="P2">In the description of the task, one of the requirements is „Your solution should be able to scale horizontally”. This can’t be achieved in the environment defined in task description. So I decided to discuss this problem and possible solutions before implementing this piece of software.</text:p>
      <text:h text:style-name="P61" text:outline-level="1">Sharding</text:h>
      <text:p text:style-name="P3">In this task, both alarms received from <text:span text:style-name="T1">AlarmStatusChanged</text:span><text:span text:style-name="T12"> and trigger received from </text:span><text:span text:style-name="T1">SendAlarmDigest</text:span><text:span text:style-name="T12"> may be groupped by </text:span><text:span text:style-name="T1">User</text:span><text:span text:style-name="T12">. There are no dependencies between alarms related to different users so alarms belonging to each user may be stored in different parts of the system.</text:span></text:p>
      <text:p text:style-name="P3"><text:span text:style-name="T12">If we define </text:span><text:span text:style-name="T1">System state</text:span><text:span text:style-name="T12"> as a sum of all the alarms generated for all the users then we may split this global state into </text:span><text:span text:style-name="T1">Substates</text:span><text:span text:style-name="T12"> where each substate contains only alarms collected for one user. So, having N users, we have N substates. Because there are no dependencies each substate may be stored on different machine.</text:span></text:p>
      <text:h text:style-name="P67" text:outline-level="2">Sharding key <text:span text:style-name="T24">derivation</text:span> algorithm</text:h>
      <text:p text:style-name="P3">We have N <text:span text:style-name="T1">Users</text:span><text:span text:style-name="T12"> and M </text:span><text:span text:style-name="T1">Servers</text:span><text:span text:style-name="T12">. Users have to be divided between servers.</text:span></text:p>
      <text:p text:style-name="P3"><text:span text:style-name="T12">Important thing: our goal is to spread </text:span><text:span text:style-name="T19">load</text:span><text:span text:style-name="T12"> equally between servers. This does not always mean that </text:span><text:span text:style-name="T19">users</text:span><text:span text:style-name="T12"> are equally distributed across servers. I will discuss this later.</text:span></text:p>
      <text:p text:style-name="P4"><text:span text:style-name="T12">In the simplest scenario some property of User may be taken, transformed to a number or some series of bytes (ex. by using some hashing function) and modulo divided by M (number of servers), getting </text:span><text:span text:style-name="T1">ShardID</text:span><text:span text:style-name="T12">, which is a number in range [0, M). In our case </text:span><text:span text:style-name="T1">UserID</text:span><text:span text:style-name="T12"> is a good candidate to be a ShardID seed. But is it really?</text:span></text:p>
      <text:p text:style-name="P3">In the provided examples <text:span text:style-name="T1">UserID</text:span><text:span text:style-name="T12">s of form e859dab9-66d4-4bf4-a578-113d223b94f0 are used. It looks like a UID (GUID). </text:span><text:span text:style-name="T13">Using UIDs may be a good or bad thing depending on how they are generated. </text:span><text:span text:style-name="T14">There are a few standards to generate G(UID)s depending on what information is available on the computer and decision made by developers:</text:span></text:p>
      <text:list xml:id="list3272122240" text:style-name="L1">
        <text:list-item>
          <text:p text:style-name="P74">globally unique identifier (GUID) may be generated using MAC address of NIC, current time (in nanoseconds) and random number,</text:p>
        </text:list-item>
        <text:list-item>
          <text:p text:style-name="P75">only time + random values are used to generate locally-unique identifiers (the<text:span text:style-name="T57">y</text:span> are unique on this single machine),</text:p>
        </text:list-item>
        <text:list-item>
          <text:p text:style-name="P75">only random numbers are used to generate not-so-unique identifiers,</text:p>
        </text:list-item>
        <text:list-item>
          <text:p text:style-name="P75">of course, it’s also possible to just increment byte array by 1 at a time and format it the same way.</text:p>
        </text:list-item>
      </text:list>
      <text:p text:style-name="P5"><text:span text:style-name="T12">From all those options only (4) is good for generating </text:span><text:span text:style-name="T2">ShardID</text:span><text:span text:style-name="T15">.</text:span></text:p>
      <text:p text:style-name="P6"><text:soft-page-break/><text:span text:style-name="T1">ShardID</text:span><text:span text:style-name="T12"> should not be based on values which are:</text:span></text:p>
      <text:list xml:id="list3683921511" text:style-name="L2">
        <text:list-item>
          <text:p text:style-name="P76">constant (like MAC address of NIC)</text:p>
        </text:list-item>
        <text:list-item>
          <text:p text:style-name="P76">monotonic (like time or incremented number)</text:p>
        </text:list-item>
      </text:list>
      <text:p text:style-name="P15">If they are it means that Users created in the same time range (defined explicitly by clock or implicitly by the MAC of the server being used at that time) receive similar ShardIDs. If those users start using our system and then stop doing this, they create „waves” which synchronously add load to some particular shard and then disappear. As I’ve already mentioned our goal is to spread load equally so this behaviour should be avoided.</text:p>
      <text:p text:style-name="P7"><text:span text:style-name="T12">So th right way to generate </text:span><text:span text:style-name="T1">ShardID</text:span><text:span text:style-name="T12">s is by taking the</text:span><text:span text:style-name="T16">ir seeds</text:span><text:span text:style-name="T12"> from random number generator.</text:span></text:p>
      <text:h text:style-name="P68" text:outline-level="2">Using UserID for ShardID derivation</text:h>
      <text:p text:style-name="P6"><text:span text:style-name="T12">In previous section I’ve already mentioned that </text:span><text:span text:style-name="T1">ShardID</text:span><text:span text:style-name="T12"> may be derived from </text:span><text:span text:style-name="T1">UserID</text:span><text:span text:style-name="T12">. But is it actually a good idea?</text:span></text:p>
      <text:p text:style-name="P13">Sharding by <text:span text:style-name="T1">UserID</text:span> statistically would divide <text:span text:style-name="T22">users</text:span> equally between servers. But please remember that our goal is to divide <text:span text:style-name="T22">load</text:span>. What happens if by chance some group of really big customers, generating high load are placed on the same shard? It may happen. Then we have one shard which is ovrloaded, and others with free resources, which are not free (in terms of money).</text:p>
      <text:p text:style-name="P13">Solution would be to move some big customers to other shards but we can’t because <text:span text:style-name="T1">UserID</text:span> is a read-only property. Alternatively we could add <text:span text:style-name="T1">ShardSeed</text:span> property to the <text:span text:style-name="T1">User</text:span> entity containing some randomly generated value used as derivation seed for <text:span text:style-name="T8">ShardID</text:span>. By doing this we may change it at any time to reassign user to different shard.</text:p>
      <text:p text:style-name="P13">Downside of reassignment is that current <text:span text:style-name="T1">Substate</text:span> of this user is lost. It may be transferred (which adds some complexity) or rebuilt over time (by alarm updates being received).</text:p>
      <text:p text:style-name="P14"><text:span text:style-name="T22">I recommend using completely independent, random value for shard seed</text:span>.</text:p>
      <text:h text:style-name="P69" text:outline-level="2">Summary</text:h>
      <text:p text:style-name="P22">So we identified some problems related to possible sharding implementation in „Alarm digest” project. Despite them I still could take a <text:span text:style-name="T1">UserID</text:span>, compute its hash, divide it modulo and have a nice <text:span text:style-name="T1">ShardID</text:span>. It wouldn’t be the best sharding strategy in the world but still doeable and good enough for this test exercise. But that’s just a tip of the iceberg. Let’s move to the next section.</text:p>
      <text:h text:style-name="P63" text:outline-level="1"/>
      <text:h text:style-name="P65" text:outline-level="1">Applying sharding to „Alarm digest” project</text:h>
      <text:p text:style-name="P23">I assume here that most of the load in the system comes from <text:span text:style-name="T1">AlarmStatusChanged</text:span> topic and stream <text:s/>received from <text:span text:style-name="T1">SendAlarmDigest</text:span> is more or less irrelevant. This is just for simplicity of discussion and all the concepts I cover here may be applied to it as well.</text:p>
      <text:p text:style-name="P24">So let’s try to apply sharding to „Alarm digest”. What we have there is <text:span text:style-name="T3">AlarmStatusChanged</text:span><text:span text:style-name="T34"> topic </text:span>we may subscribe to and receive <text:span text:style-name="T25">alarms related to </text:span><text:span text:style-name="T22">all users</text:span><text:span text:style-name="T25">.</text:span></text:p>
      <text:h text:style-name="P70" text:outline-level="2">Critical resources</text:h>
      <text:p text:style-name="P26"><text:span text:style-name="T25">I assume there are two critical resources impacted </text:span><text:span text:style-name="T27">by the load </text:span><text:span text:style-name="T25">in this project: network bandwidth and memory.</text:span></text:p>
      <text:p text:style-name="P26"><text:span text:style-name="T25">Network bandwidth is important because </text:span><text:span text:style-name="T26">network load is proportional to the number of statuses received. It may be estimated by </text:span><text:span text:style-name="T9">NumberOfUsers</text:span><text:span text:style-name="T26"> * </text:span><text:span text:style-name="T9">AverageNumberOfAlarmsPerUser</text:span><text:span text:style-name="T26"> * </text:span><text:span text:style-name="T9">Average</text:span><text:span text:style-name="T10">Number</text:span><text:span text:style-name="T9">OfAlarmUpdate</text:span><text:span text:style-name="T10">s</text:span><text:span text:style-name="T9">PerSecond</text:span><text:span text:style-name="T26">. By applying sharding we break the linearity introduced by </text:span><text:span text:style-name="T9">NumberOfUsers</text:span><text:span text:style-name="T26">.</text:span></text:p>
      <text:p text:style-name="P27"><text:span text:style-name="T25">Memory is critical because we have to keep the last status of each monitored alarm. So the amount of used memory is proportional to </text:span><text:span text:style-name="T8">NumberOfUsers</text:span><text:span text:style-name="T25"> * </text:span><text:span text:style-name="T8">AverageNumberOfAlarmsPerUser</text:span><text:span text:style-name="T20">. We immediately see that memory pressure is much less because of missing <text:s/></text:span><text:span text:style-name="T8">Average</text:span><text:span text:style-name="T10">Number</text:span><text:span text:style-name="T8">OfAlarmUpdate</text:span><text:span text:style-name="T10">s</text:span><text:span text:style-name="T8">PerSecond</text:span><text:span text:style-name="T20"> factor. But it is still proportional to </text:span><text:span text:style-name="T8">NumberOfUsers</text:span><text:span text:style-name="T20">. This is a good news because it means that both network bandwidth and memory may be scaled horizontally by sharding </text:span><text:span text:style-name="T8">State</text:span><text:span text:style-name="T20"> based on </text:span><text:span text:style-name="T8">User</text:span><text:span text:style-name="T20">.</text:span></text:p>
      <text:p text:style-name="P19">I didn’t cover CPU usage here. Obviously CPU utilization is proportional to network bandwidth being used. But CPUs in clouds are so cheap now that I don’t treat it as cost-critical factor. I think memory, is the most important resource to scale.</text:p>
      <text:p text:style-name="P56">NATS gives us two possibilities:</text:p>
      <text:list xml:id="list587799023" text:style-name="L3">
        <text:list-item>
          <text:p text:style-name="P77"><text:span text:style-name="T30">publish-subscribe</text:span><text:span text:style-name="T25"> model where every server receives all alarm statuses</text:span></text:p>
        </text:list-item>
        <text:list-item>
          <text:p text:style-name="P78">queue model where each status is delivered to exactly one (random, probably round-robin involved, so it’s random-like) server</text:p>
        </text:list-item>
      </text:list>
      <text:p text:style-name="P57"/>
      <text:p text:style-name="P25"><text:span text:style-name="T25">Let’s analyze how each </text:span><text:span text:style-name="T29">mentioned</text:span><text:span text:style-name="T25"> model may be used to </text:span><text:span text:style-name="T28">scale critical resources</text:span><text:span text:style-name="T25">.</text:span></text:p>
      <text:p text:style-name="P58">Here are some symbols I use across next sections:</text:p>
      <text:list xml:id="list853509262" text:style-name="L4">
        <text:list-item>
          <text:p text:style-name="P79">S – number of servers (shards)</text:p>
        </text:list-item>
        <text:list-item>
          <text:p text:style-name="P79">B <text:s/>- network bandwidth utilized by the system without sharding (single server scenario)</text:p>
        </text:list-item>
        <text:list-item>
          <text:p text:style-name="P79">M <text:s/>- memory utilized by the system without sharding (single server scenario)</text:p>
        </text:list-item>
      </text:list>
      <text:p text:style-name="P28"><text:span text:style-name="T25">The expected outcome of sharding (in ideal case) is that network bandwidth consumed by single server equals B / S and memory equals M / S. Of course, the total network bandwidth and memory consumed by all the shards together is still equal M and B. There will be some tare added by the </text:span><text:soft-page-break/><text:span text:style-name="T25">sharding but it’s neglectable considering the fact that we may handle load not supported by any single machine.</text:span></text:p>
      <text:h text:style-name="P71" text:outline-level="2">Publish-subscribe</text:h>
      <text:p text:style-name="P28">In this model all servers (shards) receive all the traffic. It means that network bandwidth consumed by <text:span text:style-name="T36">each server is B and </text:span>all the shards together <text:span text:style-name="T36">consume</text:span> <text:span text:style-name="T1">S</text:span> * <text:span text:style-name="T1">B</text:span>. It means that we made the situation worse. <text:span text:style-name="T36">In this scenario NATS has to send S times more traffic, so we put S times more load there. </text:span><text:span text:style-name="T23">This is not an option.</text:span></text:p>
      <text:p text:style-name="P59">What about memory? There are two possible cases.</text:p>
      <text:list xml:id="list793104062" text:style-name="L5">
        <text:list-item>
          <text:p text:style-name="P81"><text:span text:style-name="T25">We keep all the data on each shard. So the total amount of memory needed is S * M, which means we pay S * M $$$ to store M of data. But at least we have S copies which may be a good </text:span><text:span text:style-name="T33">redundancy</text:span><text:span text:style-name="T25"> strategy in some applications, but definitely not here.</text:span></text:p>
        </text:list-item>
        <text:list-item>
          <text:p text:style-name="P80">Alternatively we could configure each shard to filter out updates which are not related to this shard keeping only ones assigned to this particular shard. It will give us the correct memory utilization equal to M / S on each server and M in total which is a desirable result.</text:p>
        </text:list-item>
      </text:list>
      <text:p text:style-name="P29"><text:span text:style-name="T25">So in </text:span><text:span text:style-name="T30">publish-subscribe</text:span><text:span text:style-name="T25"> model memory may be correctly sharded, </text:span><text:span text:style-name="T22">but network can’t</text:span><text:span text:style-name="T25">.</text:span></text:p>
      <text:p text:style-name="P8">So this is not a solution we <text:span text:style-name="T37">are</text:span> look for.</text:p>
      <text:h text:style-name="Heading_20_2" text:outline-level="2">Queue</text:h>
      <text:p text:style-name="P30">In this model each update is sent to exactly one server.</text:p>
      <text:p text:style-name="P30">Obviously, in this case each server receives B / S network traffic and each of them maintains M / S data in memory. So these look nice but let’s inspect the in-memory result of this „sharding”.</text:p>
      <text:p text:style-name="P30">Because each update is sent to „randomly” (you remember: round-robin) selected server, none of them stores a complete <text:span text:style-name="T1">Substate</text:span> related to each user. Those substates are distributed across all the servers, meaning we violated basic rule of sharding which is about keeping complete substate on exactly one server (don’t worry, we will discuss <text:span text:style-name="T55">redundancy</text:span> later).</text:p>
      <text:p text:style-name="P9">Again, this is not a solution we are looking for.</text:p>
      <text:h text:style-name="Heading_20_2" text:outline-level="2">Summary</text:h>
      <text:p text:style-name="P31">NATS offers two communication models and neither of them fits our needs. So what can we do? Of course the correct solution exists. But <text:span text:style-name="T38">we will</text:span> look at some incorrect ones first. <text:span text:style-name="T38">But before doing this let’s unrestand the root cause of all the issues.</text:span></text:p>
      <text:h text:style-name="P62" text:outline-level="1"/>
      <text:h text:style-name="P66" text:outline-level="1">Single topic to <text:span text:style-name="T35">kill</text:span> them all <text:span text:style-name="T39">(servers)</text:span></text:h>
      <text:p text:style-name="P32">The root cause of the problem is that event model offered by NATS it incorrectly utilized (actually it was not utilized at all) in the original design of the project.</text:p>
      <text:p text:style-name="P33">In NATS (I think in all pieces of software of this kind) there are only two options:</text:p>
      <text:list xml:id="list2220866652" text:style-name="L6">
        <text:list-item>
          <text:p text:style-name="P82">send messages from topic to all the subscribers</text:p>
        </text:list-item>
        <text:list-item>
          <text:p text:style-name="P82">send each message from the topic to exactly one, random subscriber</text:p>
        </text:list-item>
      </text:list>
      <text:p text:style-name="P33">In our case we have one topic, and we want to deliver each message to exactly one (yes, yes, <text:span text:style-name="T55">redundancy</text:span> – be patient) <text:span text:style-name="T22">non-random</text:span> subscriber. But this is simply not possible. In other software (ex. Webservers, loadbalancer) you may specify some algorithm to select worker node by looking at request but for NATS the message is just a bunch of bytes, it does not apply any structure on it so you can’t tell NATS to „take hash of UserID, divide it modulo by S and deliver to that subscriber”.</text:p>
      <text:p text:style-name="P33"><text:span text:style-name="T22">So far we understand that there is no way to fix our problem this way.</text:span> <text:span text:style-name="T40">Is there any other one</text:span>?</text:p>
      <text:p text:style-name="P34">Of course solution is simple. We need more topics.</text:p>
      <text:p text:style-name="P34">Let’s assume we have a function f(ShardSeed) -&gt; ShardID which transforms <text:span text:style-name="T1">ShardSeed</text:span> into <text:span text:style-name="T1">ShardID</text:span>. Keep in mind, that I’ve already discussed why <text:span text:style-name="T1">UserID</text:span> shouldn’t be used as <text:span text:style-name="T1">ShardSeed</text:span>.<text:line-break/><text:span text:style-name="T41">It’s obvious that cardinality of the set containing all possible values of </text:span><text:span text:style-name="T4">ShardID</text:span><text:span text:style-name="T41"> is equal to S (number of servers).</text:span></text:p>
      <text:p text:style-name="P35">Having this function publisher applies it to each alarm update being sent and instead of putting it in <text:span text:style-name="T1">AlarmStatusChanged</text:span> topic it enqueues it in topic <text:span text:style-name="T8">AlarmStatusChanged.&lt;ShardID&gt;</text:span>.</text:p>
      <text:p text:style-name="P35">Now, we have S topics so each shard may subscribe to appropriate topic and receive only updates related to this shard. What is the result? Each server receives B / S network bandwidth and consumes M / S memory. Moreover <text:span text:style-name="T1">Substate</text:span> related to each user is kept on exactly one server.</text:p>
      <text:p text:style-name="P11">This is exactly what we want!</text:p>
      <text:p text:style-name="P36">But... the „Alarm digest” project is defined in the way where we have a single topic, which is a dependency comming from outside world (it connects to existing, predefined topic). So let’s examine poor fixes we could apply to convert the existing world into a nicer one.</text:p>
      <text:h text:style-name="P62" text:outline-level="1"/>
      <text:h text:style-name="P64" text:outline-level="1">Poor fixes</text:h>
      <text:p text:style-name="P37">As I’ve already mentioned NATS provides two modes of operation:</text:p>
      <text:list xml:id="list2076271967" text:style-name="L7">
        <text:list-item>
          <text:p text:style-name="P83">publish-subscribe</text:p>
        </text:list-item>
        <text:list-item>
          <text:p text:style-name="P83">queue</text:p>
        </text:list-item>
      </text:list>
      <text:p text:style-name="P37">With a single topic, each of them may be converted to the proper sharding model. Let’s see.</text:p>
      <text:h text:style-name="P72" text:outline-level="2">Publish-subscribe</text:h>
      <text:p text:style-name="P38">In this mode, our problem is that all the servers receive all the traffic. Instead, we want to deliver shard-specific traffic to each server.</text:p>
      <text:p text:style-name="P39">To do this, we may place man-in-the-middle node between <text:span text:style-name="T1">AlarmStatusChanged</text:span><text:span text:style-name="T12"> </text:span><text:span text:style-name="T17">topic</text:span> and servers. Its goal is to receive all the messages from <text:span text:style-name="T1">AlarmStatusChanged</text:span> topic, decode them, compute already defined function f(ShardSeed) and send message back to <text:span text:style-name="T1">AlarmStatusChanged.&lt;ShardID&gt;</text:span> topic.</text:p>
      <text:p text:style-name="P38">Servers may then subscribe to those shard-specific topics.</text:p>
      <text:p text:style-name="P38">Okay, we have correctly sharded alarm updates but what about downsides?</text:p>
      <text:p text:style-name="P38">First of all we need this man-in-the-middle node. It costs $$$, it has to be maintained, it has to be loadbalanced, redundant. Esentially the main problem with it is that it exists... Some good news is that this node is stateless, it receives message, computes simple function and sends the message back. So memory is not an issue, CPU is cheap, so bandwidth may be the only limitation. But again, it adds a lot of hassle to the system, which could be avoided by just using the functionality NATS gives us for „free”.</text:p>
      <text:p text:style-name="P38">Second issue is related to bandwidth. In this scenario man-in-the-middle node receives traffic from NATS and sents the same amount of data back immediately. It means <text:span text:style-name="T58">three times</text:span> more bandwidth is consumed between NATS and us. Good news is that factor is always <text:span text:style-name="T59">3</text:span>, so maybe it’s not extremely critical but I would prefer to spend twice less money and keep the <text:span text:style-name="T42">profit</text:span> anyway.</text:p>
      <text:h text:style-name="Heading_20_2" text:outline-level="2">Queue</text:h>
      <text:p text:style-name="P40">In this model we optimized bandwidth and memory usage but the issue is that user-specific alarms are not sharder but just randomly spread across servers.</text:p>
      <text:p text:style-name="P40">Let’s say, for simplicity of discussion, that we keep single <text:span text:style-name="T1">SendAlarmDigest</text:span> topic instead of creating SendAlarmDigest<text:span text:style-name="T1">.&lt;ShardID&gt;</text:span> ones. In optimum scenario messages from this topic are received by all servers but only the one maintaining related shard responds by sending message to <text:span text:style-name="T1">AlarmDigest</text:span> topic. <text:span text:style-name="T43">I assumed that there are not so many requests there so doing this way does not affect the system.</text:span></text:p>
      <text:p text:style-name="P41">But we don’t have correctly isolated shards. We may deal with this situation by creating separate application executed on another node which receives requests from <text:span text:style-name="T5">SendAlarmDigest</text:span><text:span text:style-name="T17">, </text:span><text:span text:style-name="T12">then queries all the servers for state they collected for particular </text:span><text:span text:style-name="T1">UserID</text:span><text:span text:style-name="T12">. Those states are partial, so they have to </text:span><text:soft-page-break/><text:span text:style-name="T12">be correctly merged (taking the most current state for each alarm). The merged solution may be placed in </text:span><text:span text:style-name="T1">AlarmDigest</text:span><text:span text:style-name="T12">.</text:span></text:p>
      <text:p text:style-name="P16">Again, this solution is not perfect because it introduces another point of failure to the system. It also adds more network traffic to the system. In publish-subscribe we created twice more traffic on the updates side of the system. Here we create S more traffic on the digestion side of the system. Whatever is better depends on the frequency of updates and digestion requests.</text:p>
      <text:p text:style-name="P17">Anyway we are reinventing the wheel...</text:p>
      <text:h text:style-name="Heading_20_1" text:outline-level="1">More on the right solution</text:h>
      <text:p text:style-name="P42">Let’s focus on the optimal solution, correctly utilizing what NATS was created for <text:span text:style-name="T44">and think deeply how we may leverage the features it provides.</text:span></text:p>
      <text:h text:style-name="Heading_20_2" text:outline-level="2">Four-shard case</text:h>
      <text:p text:style-name="P43">Let’s assume there is a very-smart-guy in the company and he predicted that four shards will be required to handle the traffic.</text:p>
      <text:p text:style-name="P43">So we have our function f(ShardSeed) -&gt; [0, 3).</text:p>
      <text:p text:style-name="P43">If we write possible values in binary form we get 4 combinations: 00, 01, 10, 11.</text:p>
      <text:p text:style-name="P43">So our function f could take a hash of ShardSeed and then return two least significant bits of this hash (least significant because if you use time-based ShardSeed despite I advised against doing this, you will get at least some entropy).</text:p>
      <text:p text:style-name="P43">By doing this you will end up having four topics:</text:p>
      <text:list xml:id="list1058466443" text:style-name="L8">
        <text:list-item>
          <text:p text:style-name="P84">AlarmStatusChanged.00</text:p>
        </text:list-item>
        <text:list-item>
          <text:p text:style-name="P88">AlarmStatusChanged.<text:span text:style-name="T45">01</text:span></text:p>
        </text:list-item>
        <text:list-item>
          <text:p text:style-name="P88">AlarmStatusChanged.<text:span text:style-name="T45">10</text:span></text:p>
        </text:list-item>
        <text:list-item>
          <text:p text:style-name="P88">AlarmStatusChanged.<text:span text:style-name="T45">11</text:span></text:p>
        </text:list-item>
      </text:list>
      <text:p text:style-name="P46">each corresponding to a single shard. Server forming a shard may subscribe to the correct topic.</text:p>
      <text:p text:style-name="P46">Some important question arise:</text:p>
      <text:list xml:id="list1414082504" text:style-name="L9">
        <text:list-item>
          <text:p text:style-name="P94">How that <text:span text:style-name="T45">very-smart-guy </text:span>decided that four shards are ok? Maybe there are too many and we lose $$$? Maybe there are too few and our system is not responsive?</text:p>
        </text:list-item>
        <text:list-item>
          <text:p text:style-name="P94">What if company grows and there are 10 times more customers after a month? To scale it up nodes producing updates has to be restarted to reflect new number of shards (to place messages in new topics)</text:p>
        </text:list-item>
        <text:list-item>
          <text:p text:style-name="P94">What if one of the shards receives more traffic than others? Is there a better solution than updating <text:span text:style-name="T1">ShardSeed</text:span> of some users (which is a hassle)?</text:p>
        </text:list-item>
        <text:list-item>
          <text:p text:style-name="P95">What about scaling this up and down on request so it could dynamically adjust to the traffic at different times of the day?</text:p>
        </text:list-item>
      </text:list>
      <text:p text:style-name="P47"><text:soft-page-break/>By looking at these questions it becomes obvious that configuring producer to send updates to predefined constant number of topics is a bad idea in general.</text:p>
      <text:p text:style-name="P48">Instead of betting on how many topics we may need let’s think about something dynamic. „Subject hierarchies” of NATS (<text:a xlink:type="simple" xlink:href="https://docs.nats.io/nats-concepts/subjects" text:style-name="Internet_20_link" text:visited-style-name="Visited_20_Internet_20_Link">https://docs.nats.io/nats-concepts/subjects</text:a>) may be helpful.</text:p>
      <text:h text:style-name="P73" text:outline-level="2">Going wild</text:h>
      <text:p text:style-name="P48">Let’s say we still take two least significant bits to form a <text:span text:style-name="T1">ShardID</text:span><text:span text:style-name="T12"> but this time we name our topics differently:</text:span></text:p>
      <text:list xml:id="list72726581670389" text:continue-list="list1058466443" text:style-name="L8">
        <text:list-item>
          <text:p text:style-name="P85">AlarmStatusChanged.0.0</text:p>
        </text:list-item>
        <text:list-item>
          <text:p text:style-name="P89">AlarmStatusChanged.<text:span text:style-name="T45">0.1</text:span></text:p>
        </text:list-item>
        <text:list-item>
          <text:p text:style-name="P89">AlarmStatusChanged.<text:span text:style-name="T45">1.0</text:span></text:p>
        </text:list-item>
        <text:list-item>
          <text:p text:style-name="P91"><text:span text:style-name="T12">AlarmStatusChanged.</text:span><text:span text:style-name="T18">1.1</text:span></text:p>
        </text:list-item>
      </text:list>
      <text:p text:style-name="P44"><text:span text:style-name="T18">W</text:span><text:span text:style-name="T12">e just added dots there, right? But those dots are magic. By using them we instantly converted our flat shard structure into a tree of shards.</text:span></text:p>
      <text:p text:style-name="P45"><text:span text:style-name="T12">Let’s say we just started our company and we have only a few clients. Everything may be handled by a single server. What our single instance of „Alarm digest” application does? It subscribes to the topic </text:span><text:span text:style-name="T46">AlarmStatusChanged.&gt;</text:span><text:span text:style-name="T18">. </text:span><text:span text:style-name="T12">By doing this it instantly forms a single shard receiving all the updates from all the topics.</text:span></text:p>
      <text:p text:style-name="P18">Now our company grows, one server is not enough, second one is needed. What we do? We start two application instances each subscribing to one of these channels:</text:p>
      <text:list xml:id="list636612414" text:style-name="L10">
        <text:list-item>
          <text:p text:style-name="P87">AlarmStatusChanged.0.&gt;</text:p>
        </text:list-item>
        <text:list-item>
          <text:p text:style-name="P97"><text:span text:style-name="T6">AlarmStatusChanged.</text:span><text:span text:style-name="T7">1</text:span><text:span text:style-name="T6">.&gt;</text:span></text:p>
        </text:list-item>
      </text:list>
      <text:p text:style-name="P49"><text:span text:style-name="T18">I</text:span><text:span text:style-name="T12">nstantly got two shards, each maintaining half of the users. </text:span><text:span text:style-name="T19">It happened without restarting producer!</text:span></text:p>
      <text:p text:style-name="P20">Now company grown again, more shards needed. Again we may double them by creating four shards subscribing to:</text:p>
      <text:list xml:id="list72726283085952" text:continue-list="list72726581670389" text:style-name="L8">
        <text:list-item>
          <text:p text:style-name="P86">AlarmStatusChanged.0.0</text:p>
        </text:list-item>
        <text:list-item>
          <text:p text:style-name="P90">AlarmStatusChanged.<text:span text:style-name="T45">0.1</text:span></text:p>
        </text:list-item>
        <text:list-item>
          <text:p text:style-name="P90">AlarmStatusChanged.<text:span text:style-name="T45">1.0</text:span></text:p>
        </text:list-item>
        <text:list-item>
          <text:p text:style-name="P92"><text:span text:style-name="T20">AlarmStatusChanged.</text:span><text:span text:style-name="T21">1.1</text:span></text:p>
        </text:list-item>
      </text:list>
      <text:p text:style-name="P45"><text:span text:style-name="T21">B</text:span><text:span text:style-name="T20">ut what if, in two-shard scenario only one of them accumulated some big customers? We may scale up this shard only and use these subscriptions:</text:span></text:p>
      <text:list xml:id="list72727302532310" text:continue-list="list636612414" text:style-name="L10">
        <text:list-item>
          <text:p text:style-name="P97"><text:span text:style-name="T6">AlarmStatusChanged.0.</text:span><text:span text:style-name="T7">0</text:span></text:p>
        </text:list-item>
        <text:list-item>
          <text:p text:style-name="P97"><text:span text:style-name="T6">AlarmStatusChanged.0.</text:span><text:span text:style-name="T7">1</text:span></text:p>
        </text:list-item>
        <text:list-item>
          <text:p text:style-name="P93"><text:span text:style-name="T31">AlarmStatusChanged.</text:span><text:span text:style-name="T25">1</text:span><text:span text:style-name="T31">.&gt;</text:span></text:p>
        </text:list-item>
      </text:list>
      <text:p text:style-name="P21"/>
      <text:h text:style-name="Heading_20_2" text:outline-level="2"><text:soft-page-break/>Playing with the tree</text:h>
      <text:p text:style-name="Text_20_body">Let’s assume that we will never need more than 65 536 shards and if we do we will just restart the producers (they will be restarted anyway from time to time due to maintenace and updates, so it’s not a big deal). This number fits in 16-bit unsigned integer (what a surprise...). I assume handling this number of topics is faaaaar below capabilities of NATS.</text:p>
      <text:p text:style-name="Text_20_body">So we have a function f(ShardSeed) assigning each user (and updates comming from him) to one of 65 536 topics. If we name these topics like we did before we get:</text:p>
      <text:list xml:id="list72727162126198" text:continue-numbering="true" text:style-name="L10">
        <text:list-item>
          <text:p text:style-name="P96">AlarmStatusChanged.0.0.0.0.0.0.0.0.0.0.0.0.0.0.0.0</text:p>
        </text:list-item>
        <text:list-item>
          <text:p text:style-name="P96">AlarmStatusChanged.0.0.0.0.0.0.0.0.0.0.0.0.0.0.0.1</text:p>
        </text:list-item>
        <text:list-item>
          <text:p text:style-name="P96">AlarmStatusChanged.0.0.0.0.0.0.0.0.0.0.0.0.0.0.1.0</text:p>
        </text:list-item>
        <text:list-item>
          <text:p text:style-name="P96">AlarmStatusChanged.0.0.0.0.0.0.0.0.0.0.0.0.0.0.1.1</text:p>
        </text:list-item>
        <text:list-item>
          <text:p text:style-name="P96">AlarmStatusChanged.0.0.0.0.0.0.0.0.0.0.0.0.0.1.0.0</text:p>
        </text:list-item>
        <text:list-item>
          <text:p text:style-name="P96">....</text:p>
        </text:list-item>
      </text:list>
      <text:p text:style-name="Text_20_body">The interesting part is that subscribing to topics this way (‘x’s mean any combination of ‘0’s and ‘1’s):</text:p>
      <text:list xml:id="list3474479939" text:style-name="L11">
        <text:list-item>
          <text:p text:style-name="P98">AlarmStatusChanged.&gt; results in 1 shard</text:p>
        </text:list-item>
        <text:list-item>
          <text:p text:style-name="P98">AlarmStatusChanged.x.&gt; results in 2 shards </text:p>
        </text:list-item>
        <text:list-item>
          <text:p text:style-name="P98">AlarmStatusChanged.x.x.&gt; results in 4 shards</text:p>
        </text:list-item>
        <text:list-item>
          <text:p text:style-name="P98">AlarmStatusChanged.x.x.x.&gt; results in 8 shards</text:p>
        </text:list-item>
        <text:list-item>
          <text:p text:style-name="P98">AlarmStatusChanged.x.x.x.x.&gt; results in 16 shards</text:p>
        </text:list-item>
        <text:list-item>
          <text:p text:style-name="P98">....</text:p>
        </text:list-item>
      </text:list>
      <text:p text:style-name="Text_20_body">Each level doubles the number of shards.</text:p>
      <text:p text:style-name="Text_20_body">The tree could be also structured dfferently. For example <text:span text:style-name="T47">each step in</text:span> this structure: <text:span text:style-name="T1">AlarmStatusChanged.xx.xx.xx.xx.xx.xx.xx.xx</text:span> multiplies the number of shards by 4.</text:p>
      <text:p text:style-name="Text_20_body">Funny thing is that steps don’t have to be equal. When company is small it’s nice to have an ability to just double the number of shards. When it’s bigger it may be easier to add 4 times more at once. So the structure may be designed like this: <text:span text:style-name="T1">AlarmStatusChanged.x.xx.xx.xxx.xxx.xxx.x</text:span>. <text:span text:style-name="T48">W</text:span>e may decide to use different multiplier <text:span text:style-name="T48">at </text:span><text:span text:style-name="T49">subsequent</text:span><text:span text:style-name="T48"> level</text:span>.</text:p>
      <text:h text:style-name="Heading_20_2" text:outline-level="2">Autoscaling</text:h>
      <text:p text:style-name="P50">This tree structure may be used to autoscale the system. Imagine we have a shard using this subscription: <text:span text:style-name="T1">AlarmStatusChanged.0.0.&gt;</text:span><text:span text:style-name="T12">. Now we need to double it’s capacity. Procedure would be like this:</text:span></text:p>
      <text:list xml:id="list440909573" text:style-name="L12">
        <text:list-item>
          <text:p text:style-name="P100">Keep <text:span text:style-name="T1">AlarmStatusChanged.0.0.&gt;.</text:span><text:span text:style-name="T12"> shard running</text:span></text:p>
        </text:list-item>
        <text:list-item>
          <text:p text:style-name="P100"><text:span text:style-name="T12">Start </text:span><text:span text:style-name="T1">AlarmStatusChanged.0.0.0.&gt;</text:span><text:span text:style-name="T12"> and </text:span><text:span text:style-name="T1">AlarmStatusChanged.0.0.1.&gt;</text:span><text:span text:style-name="T12"> shards</text:span></text:p>
        </text:list-item>
        <text:list-item>
          <text:p text:style-name="P99">Wait until they warm up</text:p>
        </text:list-item>
        <text:list-item>
          <text:p text:style-name="P101"><text:soft-page-break/>Send a signal saying that old shard should stop sending alarm notifications and new shard<text:span text:style-name="T50">s</text:span> should start doing this</text:p>
        </text:list-item>
        <text:list-item>
          <text:p text:style-name="P101">Kill old shard</text:p>
        </text:list-item>
      </text:list>
      <text:p text:style-name="P51">Points (3) and (4) are out of scope of this discussion. I would imagine that monitored nodes (owned by users) resend active alarms from time to time so (3) is magicaly achieved by waiting some time. (4) could be realized by creating another NATS topic where messages are published to instruct shards to start or stop sending notifications.</text:p>
      <text:h text:style-name="Heading_20_2" text:outline-level="2">Redundancy</text:h>
      <text:p text:style-name="P52">Only one-server-per-shard case has been discussed so far. Of course it’s not a good idea to run this schema in production environment. Any server may go down at any time, it has to be maintainable etc. Having more than one server serving single shard is a requirement.</text:p>
      <text:p text:style-name="P53"><text:span text:style-name="T54">We may double number of servers, configuring the same topic subscription for each pair</text:span>. Obvious fact is that by doing this we start sending duplicates to <text:span text:style-name="T1">SendAlarmDigest</text:span> topic. It may be easily fixed just by adding a support to subscriber on the other end which looks at <text:span text:style-name="T1">LatestChangedAt</text:span> field of the alarms in the message <text:span text:style-name="T53">to</text:span> ignore ones which hasn’t changed.</text:p>
      <text:p text:style-name="P53">Another fact is that we double the amount of data being sent through this topic. But we pay for having two copies of data. <text:span text:style-name="T51">Cost </text:span><text:span text:style-name="T53">of this </text:span><text:span text:style-name="T51">is the linear function of redundancy, N copies -&gt; N </text:span><text:span text:style-name="T52">times</text:span><text:span text:style-name="T51"> more $$$.</text:span></text:p>
      <text:p text:style-name="P12">In worst case 25% of data may be lost if only two servers go down at the same time.</text:p>
      <text:p text:style-name="P10"><text:span text:style-name="T25">Other configurations are possible. If parts of each shard are spread across redundant servers it’s possible to reduce the percentage of data being lost if two servers go down but on the other hand the probability of losing </text:span><text:span text:style-name="T11">some</text:span><text:span text:style-name="T32"> data grows at the same time (there are no free meals). I won’t cover this topic here. If you are interested please contact me.</text:span></text:p>
      <text:h text:style-name="Heading_20_1" text:outline-level="1">My expectations</text:h>
      <text:p text:style-name="P54">I hope I covered the problem here. I think it is well understood now that horizontal scaling can’t be correctly implemented in this project. I think I also presented my understanding of the problem and possible solutions.</text:p>
      <text:p text:style-name="P54">I expect that after reading this you will tell me if:</text:p>
      <text:list xml:id="list4064766149" text:style-name="L13">
        <text:list-item>
          <text:p text:style-name="P102">I should ignore requirement for implementing horizontal scaling, or</text:p>
        </text:list-item>
        <text:list-item>
          <text:p text:style-name="P102">I should apply one of the „poor fixes” presented in this document, or</text:p>
        </text:list-item>
        <text:list-item>
          <text:p text:style-name="P102">You will fix the design and your verification tool so updates are spread across topics, or</text:p>
        </text:list-item>
        <text:list-item>
          <text:p text:style-name="P102">You will tell me that I missed something obvious allow<text:span text:style-name="T56">ing me</text:span> to implement correct horizontal scaling using existing design.</text:p>
        </text:list-item>
      </text:list>
      <text:p text:style-name="P55">My email: wojtek@woojciki.p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18:56:04.047366437</meta:creation-date>
    <dc:date>2021-11-04T07:27:25.400512558</dc:date>
    <meta:editing-duration>PT4H34M41S</meta:editing-duration>
    <meta:editing-cycles>76</meta:editing-cycles>
    <meta:generator>LibreOffice/7.1.6.2.0$Linux_X86_64 LibreOffice_project/10$Build-2</meta:generator>
    <meta:document-statistic meta:table-count="0" meta:image-count="0" meta:object-count="0" meta:page-count="10" meta:paragraph-count="172" meta:word-count="3662" meta:character-count="21903" meta:non-whitespace-character-count="18465"/>
  </office:meta>
</office:document-meta>
</file>